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Listener.Abstract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Listener.createSessionAndSubscrib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MessageListener.onDisconnec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Listener.closeSubscriberAndSess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MessageListen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Listen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Listener.onConnection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ssageListen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Listen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